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36cf" officeooo:paragraph-rsid="000a36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Bhong Nilam</text:p>
      <text:p text:style-name="P1">Roll NO: 506</text:p>
      <text:p text:style-name="P1"/>
      <text:p text:style-name="P1">import java.util.*;</text:p>
      <text:p text:style-name="P1"/>
      <text:p text:style-name="P1">class Process {</text:p>
      <text:p text:style-name="P1"><text:s text:c="4"/>int id;</text:p>
      <text:p text:style-name="P1"><text:s text:c="4"/>boolean isAlive;</text:p>
      <text:p text:style-name="P1"><text:s text:c="4"/>static List&lt;Process&gt; ring;</text:p>
      <text:p text:style-name="P1"/>
      <text:p text:style-name="P1"><text:s text:c="4"/>Process(int id) {</text:p>
      <text:p text:style-name="P1"><text:s text:c="8"/>this.id = id;</text:p>
      <text:p text:style-name="P1"><text:s text:c="8"/>this.isAlive = true;</text:p>
      <text:p text:style-name="P1"><text:s text:c="4"/>}</text:p>
      <text:p text:style-name="P1"/>
      <text:p text:style-name="P1"><text:s text:c="4"/>void startElection() {</text:p>
      <text:p text:style-name="P1"><text:s text:c="8"/>System.out.println("\nProcess " + id + " starts an election.");</text:p>
      <text:p text:style-name="P1"/>
      <text:p text:style-name="P1"><text:s text:c="8"/>List&lt;Integer&gt; electionPath = new ArrayList&lt;&gt;();</text:p>
      <text:p text:style-name="P1"><text:s text:c="8"/>Set&lt;Integer&gt; candidates = new HashSet&lt;&gt;();</text:p>
      <text:p text:style-name="P1"><text:s text:c="8"/>int n = ring.size();</text:p>
      <text:p text:style-name="P1"><text:s text:c="8"/>int current = (this.id + 1) % n;</text:p>
      <text:p text:style-name="P1"/>
      <text:p text:style-name="P1"><text:s text:c="8"/>electionPath.add(this.id);</text:p>
      <text:p text:style-name="P1"><text:s text:c="8"/>if (this.isAlive) {</text:p>
      <text:p text:style-name="P1"><text:s text:c="12"/>candidates.add(this.id);</text:p>
      <text:p text:style-name="P1"><text:s text:c="8"/>}</text:p>
      <text:p text:style-name="P1"/>
      <text:p text:style-name="P1"><text:s text:c="8"/>int sender = this.id;</text:p>
      <text:p text:style-name="P1"/>
      <text:p text:style-name="P1"><text:s text:c="8"/>while (current != this.id) {</text:p>
      <text:p text:style-name="P1"><text:s text:c="12"/>Process receiver = ring.get(current);</text:p>
      <text:p text:style-name="P1"><text:s text:c="12"/>electionPath.add(receiver.id);</text:p>
      <text:p text:style-name="P1"/>
      <text:p text:style-name="P1"><text:s text:c="12"/>if (receiver.isAlive) {</text:p>
      <text:p text:style-name="P1"><text:s text:c="16"/>System.out.println("Process " + sender + " -&gt; ELECTION -&gt; Process " + receiver.id);</text:p>
      <text:p text:style-name="P1"><text:s text:c="16"/>candidates.add(receiver.id);</text:p>
      <text:p text:style-name="P1"><text:s text:c="12"/>} else {</text:p>
      <text:p text:style-name="P1"><text:s text:c="16"/>System.out.println("Process " + sender + " -&gt; ELECTION -&gt; Process " + receiver.id + " (crashed, no response)");</text:p>
      <text:p text:style-name="P1"><text:s text:c="12"/>}</text:p>
      <text:p text:style-name="P1"/>
      <text:p text:style-name="P1"><text:s text:c="12"/>System.out.println("Election path: " + electionPath + "\n");</text:p>
      <text:p text:style-name="P1"/>
      <text:p text:style-name="P1"><text:s text:c="12"/>sender = receiver.id;</text:p>
      <text:p text:style-name="P1"><text:s text:c="12"/>current = (current + 1) % n;</text:p>
      <text:p text:style-name="P1"><text:s text:c="8"/>}</text:p>
      <text:p text:style-name="P1"/>
      <text:p text:style-name="P1"><text:s text:c="8"/>int newCoordinator = Collections.max(candidates);</text:p>
      <text:p text:style-name="P1"><text:s text:c="8"/>System.out.println("Final Election path: " + electionPath);</text:p>
      <text:p text:style-name="P1"><text:s text:c="8"/>System.out.println("Election complete. Process " + newCoordinator + " is elected as coordinator.");</text:p>
      <text:p text:style-name="P1"><text:soft-page-break/><text:s text:c="8"/>announceCoordinator(newCoordinator);</text:p>
      <text:p text:style-name="P1"><text:s text:c="4"/>}</text:p>
      <text:p text:style-name="P1"/>
      <text:p text:style-name="P1"><text:s text:c="3"/>void announceCoordinator(int coordinatorId) {</text:p>
      <text:p text:style-name="P1"><text:s text:c="4"/>System.out.println("\nCoordinator Announcement:");</text:p>
      <text:p text:style-name="P1"/>
      <text:p text:style-name="P1"><text:s text:c="4"/>Process coordinator = ring.get(coordinatorId);</text:p>
      <text:p text:style-name="P1"/>
      <text:p text:style-name="P1"><text:s text:c="4"/>for (Process p : ring) {</text:p>
      <text:p text:style-name="P1"><text:s text:c="8"/>if (p.id != coordinatorId &amp;&amp; p.isAlive) {</text:p>
      <text:p text:style-name="P1"><text:s text:c="12"/>System.out.println("Process " + coordinatorId + " (Coordinator) -&gt; COORDINATOR -&gt; Process " + p.id);</text:p>
      <text:p text:style-name="P1"><text:s text:c="8"/>}</text:p>
      <text:p text:style-name="P1"><text:s text:c="4"/>}</text:p>
      <text:p text:style-name="P1"/>
      <text:p text:style-name="P1"><text:s text:c="4"/>System.out.println("\nProcess " + coordinatorId + " is now the coordinator.");</text:p>
      <text:p text:style-name="P1">}</text:p>
      <text:p text:style-name="P1"/>
      <text:p text:style-name="P1">}</text:p>
      <text:p text:style-name="P1"/>
      <text:p text:style-name="P1"/>
      <text:p text:style-name="P1">import java.util.*;</text:p>
      <text:p text:style-name="P1"/>
      <text:p text:style-name="P1">public class Main {</text:p>
      <text:p text:style-name="P1"><text:s text:c="4"/>public static void main(String[] args) {</text:p>
      <text:p text:style-name="P1"><text:s text:c="8"/>Scanner sc = new Scanner(System.in);</text:p>
      <text:p text:style-name="P1"/>
      <text:p text:style-name="P1"><text:s text:c="8"/>System.out.print("Enter number of processes in ring: ");</text:p>
      <text:p text:style-name="P1"><text:s text:c="8"/>int n = sc.nextInt();</text:p>
      <text:p text:style-name="P1"/>
      <text:p text:style-name="P1"><text:s text:c="8"/>List&lt;Process&gt; ring = new ArrayList&lt;&gt;();</text:p>
      <text:p text:style-name="P1"><text:s text:c="8"/>for (int i = 0; i &lt; n; i++) {</text:p>
      <text:p text:style-name="P1"><text:s text:c="12"/>ring.add(new Process(i));</text:p>
      <text:p text:style-name="P1"><text:s text:c="8"/>}</text:p>
      <text:p text:style-name="P1"/>
      <text:p text:style-name="P1"><text:s text:c="8"/>// Set static ring reference</text:p>
      <text:p text:style-name="P1"><text:s text:c="8"/>Process.ring = ring;</text:p>
      <text:p text:style-name="P1"/>
      <text:p text:style-name="P1"><text:s text:c="8"/>System.out.print("Enter number of crashed processes: ");</text:p>
      <text:p text:style-name="P1"><text:s text:c="8"/>int crashCount = sc.nextInt();</text:p>
      <text:p text:style-name="P1"/>
      <text:p text:style-name="P1"><text:s text:c="8"/>System.out.print("Enter IDs of crashed processes (space separated): ");</text:p>
      <text:p text:style-name="P1"><text:s text:c="8"/>for (int i = 0; i &lt; crashCount; i++) {</text:p>
      <text:p text:style-name="P1"><text:s text:c="12"/>int crashedId = sc.nextInt();</text:p>
      <text:p text:style-name="P1"><text:s text:c="12"/>if (crashedId &gt;= 0 &amp;&amp; crashedId &lt; n) {</text:p>
      <text:p text:style-name="P1"><text:s text:c="16"/>ring.get(crashedId).isAlive = false;</text:p>
      <text:p text:style-name="P1"><text:s text:c="16"/>System.out.println("Process " + crashedId + " is marked as crashed.");</text:p>
      <text:p text:style-name="P1"><text:s text:c="12"/>}</text:p>
      <text:p text:style-name="P1"><text:s text:c="8"/>}</text:p>
      <text:p text:style-name="P1"/>
      <text:p text:style-name="P1"><text:s text:c="8"/>System.out.print("Enter ID of process to start election: ");</text:p>
      <text:p text:style-name="P1"><text:s text:c="8"/>int starter = sc.nextInt();</text:p>
      <text:p text:style-name="P1"><text:soft-page-break/></text:p>
      <text:p text:style-name="P1"><text:s text:c="8"/>if (!ring.get(starter).isAlive) {</text:p>
      <text:p text:style-name="P1"><text:s text:c="12"/>System.out.println("Cannot start election from a crashed process.");</text:p>
      <text:p text:style-name="P1"><text:s text:c="8"/>} else {</text:p>
      <text:p text:style-name="P1"><text:s text:c="12"/>ring.get(starter).startElection(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output:</text:p>
      <text:p text:style-name="P1"/>
      <text:p text:style-name="P1">svpmitpl@svpmitpl-OptiPlex-390:~/Documents/Assig6B$ javac Main.java</text:p>
      <text:p text:style-name="P1">svpmitpl@svpmitpl-OptiPlex-390:~/Documents/Assig6B$ java Main</text:p>
      <text:p text:style-name="P1">Enter number of processes in ring: 7</text:p>
      <text:p text:style-name="P1">Enter number of crashed processes: 1</text:p>
      <text:p text:style-name="P1">Enter IDs of crashed processes (space separated): 3</text:p>
      <text:p text:style-name="P1">Process 3 is marked as crashed.</text:p>
      <text:p text:style-name="P1">Enter ID of process to start election: 4</text:p>
      <text:p text:style-name="P1"/>
      <text:p text:style-name="P1">Process 4 starts an election.</text:p>
      <text:p text:style-name="P1">Process 4 -&gt; ELECTION -&gt; Process 5</text:p>
      <text:p text:style-name="P1">Election path: [4, 5]</text:p>
      <text:p text:style-name="P1"/>
      <text:p text:style-name="P1">Process 5 -&gt; ELECTION -&gt; Process 6</text:p>
      <text:p text:style-name="P1">Election path: [4, 5, 6]</text:p>
      <text:p text:style-name="P1"/>
      <text:p text:style-name="P1">Process 6 -&gt; ELECTION -&gt; Process 0</text:p>
      <text:p text:style-name="P1">Election path: [4, 5, 6, 0]</text:p>
      <text:p text:style-name="P1"/>
      <text:p text:style-name="P1">Process 0 -&gt; ELECTION -&gt; Process 1</text:p>
      <text:p text:style-name="P1">Election path: [4, 5, 6, 0, 1]</text:p>
      <text:p text:style-name="P1"/>
      <text:p text:style-name="P1">Process 1 -&gt; ELECTION -&gt; Process 2</text:p>
      <text:p text:style-name="P1">Election path: [4, 5, 6, 0, 1, 2]</text:p>
      <text:p text:style-name="P1"/>
      <text:p text:style-name="P1">Process 2 -&gt; ELECTION -&gt; Process 3 (crashed, no response)</text:p>
      <text:p text:style-name="P1">Election path: [4, 5, 6, 0, 1, 2, 3]</text:p>
      <text:p text:style-name="P1"/>
      <text:p text:style-name="P1">Final Election path: [4, 5, 6, 0, 1, 2, 3]</text:p>
      <text:p text:style-name="P1">Election complete. Process 6 is elected as coordinator.</text:p>
      <text:p text:style-name="P1"/>
      <text:p text:style-name="P1">Coordinator Announcement:</text:p>
      <text:p text:style-name="P1">Process 6 (Coordinator) -&gt; COORDINATOR -&gt; Process 0</text:p>
      <text:p text:style-name="P1">Process 6 (Coordinator) -&gt; COORDINATOR -&gt; Process 1</text:p>
      <text:p text:style-name="P1">Process 6 (Coordinator) -&gt; COORDINATOR -&gt; Process 2</text:p>
      <text:p text:style-name="P1">Process 6 (Coordinator) -&gt; COORDINATOR -&gt; Process 4</text:p>
      <text:p text:style-name="P1">Process 6 (Coordinator) -&gt; COORDINATOR -&gt; Process 5</text:p>
      <text:p text:style-name="P1"/>
      <text:p text:style-name="P1">Process 6 is now the coordin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4T12:51:37.447758934</meta:creation-date>
    <dc:date>2025-03-24T12:53:17.180040368</dc:date>
    <meta:editing-duration>PT1M40S</meta:editing-duration>
    <meta:editing-cycles>1</meta:editing-cycles>
    <meta:document-statistic meta:table-count="0" meta:image-count="0" meta:object-count="0" meta:page-count="3" meta:paragraph-count="112" meta:word-count="550" meta:character-count="4300" meta:non-whitespace-character-count="3235"/>
    <meta:generator>LibreOffice/6.0.7.3$Linux_X86_64 LibreOffice_project/00m0$Build-3</meta:generator>
  </office:meta>
</office:document-meta>
</file>